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81cm" svg:stroke-color="#1c1c1c" draw:marker-start-width="0.321cm" draw:marker-end-width="0.321cm" draw:fill-color="#ffffff" draw:textarea-horizontal-align="justify" draw:textarea-vertical-align="middle" draw:auto-grow-height="false" fo:min-height="9.783cm" fo:min-width="9.533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a1c057" draw:marker-start-width="0.321cm" draw:marker-end-width="0.321cm" draw:fill="solid" draw:fill-color="#a1c057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1c1c1c" draw:fill-color="#1c1c1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a1c057" draw:fill-color="#a1c057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a1c057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-color="#1c1c1c"/>
      <style:paragraph-properties fo:text-align="center"/>
    </style:style>
    <style:style style:name="P7" style:family="paragraph">
      <loext:graphic-properties draw:fill-color="#a1c057"/>
      <style:paragraph-properties fo:text-align="center"/>
    </style:style>
    <style:style style:name="P8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033cm" svg:height="10.033cm" svg:x="5.699cm" svg:y="3.73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905cm" svg:y1="8.747cm" svg:x2="18.526cm" svg:y2="8.747cm">
          <text:p/>
        </draw:line>
        <draw:line draw:style-name="gr2" draw:text-style-name="P2" draw:layer="layout" svg:x1="10.715cm" svg:y1="2.143cm" svg:x2="10.715cm" svg:y2="15.351cm">
          <text:p/>
        </draw:line>
        <draw:frame draw:style-name="gr3" draw:text-style-name="P3" draw:layer="layout" svg:width="2.509cm" svg:height="0.962cm" svg:x="5.78cm" svg:y="2.651cm">
          <draw:text-box>
            <text:p>Source</text:p>
          </draw:text-box>
        </draw:frame>
        <draw:frame draw:style-name="gr3" draw:text-style-name="P5" draw:layer="layout" svg:width="3.673cm" svg:height="0.962cm" svg:x="12.081cm" svg:y="2.651cm">
          <draw:text-box>
            <text:p text:style-name="P4">Abstraction</text:p>
          </draw:text-box>
        </draw:frame>
        <draw:frame draw:style-name="gr3" draw:text-style-name="P3" draw:layer="layout" svg:width="2.682cm" svg:height="2.384cm" svg:x="2.924cm" svg:y="7.531cm">
          <draw:text-box>
            <text:p>Direct</text:p>
            <text:p/>
            <text:p>Derived</text:p>
          </draw:text-box>
        </draw:frame>
        <draw:frame draw:style-name="gr3" draw:text-style-name="P3" draw:layer="layout" svg:width="2.229cm" svg:height="0.962cm" svg:x="6.842cm" svg:y="5.826cm">
          <draw:text-box>
            <text:p>SLOC</text:p>
          </draw:text-box>
        </draw:frame>
        <draw:frame draw:style-name="gr3" draw:text-style-name="P3" draw:layer="layout" svg:width="2.263cm" svg:height="0.962cm" svg:x="6.843cm" svg:y="10.826cm">
          <draw:text-box>
            <text:p>LOCC</text:p>
          </draw:text-box>
        </draw:frame>
        <draw:frame draw:style-name="gr3" draw:text-style-name="P3" draw:layer="layout" svg:width="2.09cm" svg:height="0.962cm" svg:x="12.444cm" svg:y="10.826cm">
          <draw:text-box>
            <text:p>WMC</text:p>
          </draw:text-box>
        </draw:frame>
        <draw:frame draw:style-name="gr3" draw:text-style-name="P3" draw:layer="layout" svg:width="1.946cm" svg:height="0.962cm" svg:x="12.445cm" svg:y="5.826cm">
          <draw:text-box>
            <text:p>MCC</text:p>
          </draw:text-box>
        </draw:frame>
        <draw:custom-shape draw:style-name="gr4" draw:text-style-name="P6" draw:layer="layout" svg:width="0.254cm" svg:height="0.254cm" svg:x="9.66cm" svg:y="8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254cm" svg:height="0.254cm" svg:x="9.361cm" svg:y="7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254cm" svg:height="0.254cm" svg:x="8.461cm" svg:y="7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254cm" svg:height="0.254cm" svg:x="8.062cm" svg:y="7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254cm" svg:height="0.254cm" svg:x="10.063cm" svg:y="5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254cm" svg:height="0.254cm" svg:x="9.364cm" svg:y="5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254cm" svg:height="0.254cm" svg:x="8.965cm" svg:y="4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253cm" svg:height="0.253cm" svg:x="11.974cm" svg:y="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254cm" svg:height="0.254cm" svg:x="14.266cm" svg:y="6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253cm" svg:height="0.253cm" svg:x="13.968cm" svg:y="4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253cm" svg:height="0.253cm" svg:x="12.773cm" svg:y="5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253cm" svg:height="0.253cm" svg:x="11.777cm" svg:y="6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253cm" svg:height="0.254cm" svg:x="11.777cm" svg:y="7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253cm" svg:height="0.253cm" svg:x="13.372cm" svg:y="7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254cm" svg:height="0.254cm" svg:x="14.37cm" svg:y="11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253cm" svg:height="0.253cm" svg:x="14.072cm" svg:y="10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254cm" svg:height="0.253cm" svg:x="11.38cm" svg:y="10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253cm" svg:height="0.253cm" svg:x="12.876cm" svg:y="9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254cm" svg:height="0.254cm" svg:x="12.371cm" svg:y="13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254cm" svg:height="0.254cm" svg:x="14.571cm" svg:y="13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254cm" svg:height="0.254cm" svg:x="11.371cm" svg:y="12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254cm" svg:height="0.254cm" svg:x="6.671cm" svg:y="11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254cm" svg:height="0.254cm" svg:x="7.371cm" svg:y="10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254cm" svg:height="0.254cm" svg:x="8.372cm" svg:y="9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254cm" svg:height="0.254cm" svg:x="8.373cm" svg:y="10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254cm" svg:height="0.254cm" svg:x="9.674cm" svg:y="9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254cm" svg:height="0.254cm" svg:x="9.675cm" svg:y="11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254cm" svg:height="0.254cm" svg:x="8.675cm" svg:y="12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254cm" svg:height="0.254cm" svg:x="7.675cm" svg:y="12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254cm" svg:height="0.254cm" svg:x="9.675cm" svg:y="9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254cm" svg:height="0.254cm" svg:x="6.672cm" svg:y="6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5T23:14:50.693616851</meta:creation-date>
    <dc:date>2019-12-15T23:24:41.763557233</dc:date>
    <meta:editing-duration>PT9M52S</meta:editing-duration>
    <meta:editing-cycles>1</meta:editing-cycles>
    <meta:generator>LibreOffice/6.3.3.2$Linux_X86_64 LibreOffice_project/30$Build-2</meta:generator>
    <meta:document-statistic meta:object-count="41"/>
  </office:meta>
</office:document-meta>
</file>